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imado/a profesor/a de la Facultad de Ciencias:</text:p>
      <text:p text:style-name="Standard"><text:line-break/>nos complace saber que te has animado a hacer el curso de GNU/Linux. Es una suerte para el movimiento en favor del software libre saber de tu interés, pues tenemos la convicción de que el software libre es del todo coherente con el fin último que en el día a día nos ocupa en el trabajo universitario: generar conocimiento y difundirlo al mundo.<text:line-break/><text:line-break/>El objetivo del curso se desdobla en dos partes:<text:line-break/>* A nivel teórico, comprender el concepto y la trascendencia del software libre en general, viendo en particular el sistema operativo gnu/linux en su variante kubuntu.<text:line-break/>* A nivel práctico, que seas capaz de desenvolverte en un equipo con kubuntu. Concretamente:<text:line-break/>-Cómo obtenerlo e instalarlo.<text:line-break/>-Uso básico: entrada y salida del sistema, menús e iconos, personalización del entorno.<text:line-break/>-Gestión de usuarios. Gestión de ficheros y directorios.<text:line-break/>-Dispositivos y Comunicaciones: CDs/DVDs/pendrives, redes, impresoras, cámaras,...<text:line-break/>-Uso de algunas aplicaciones (las que nos dé tiempo). Instalación de aplicaciones.<text:line-break/><text:line-break/>A lo largo de tres tardes trataremos de explicarte en qué consiste todo esto. Para ello, seguiremos este esquema:<text:line-break/>-Presentación breve de las personas asistentes.<text:line-break/>-Explicación teórica en base a cinco presentaciones. Todas ellas están accesibles públicamente, y te las podrás descargar para usarlas o adaptarlas como quieras. Ojalá que el año que viene seas tú quien esté usándolas para dar un curso semejante a éste.<text:line-break/>-Prácticas.<text:line-break/>-Evaluación final.<text:line-break/><text:line-break/>A fin de que el curso sea lo más productivo posible para lo que buscas, nos gustaría que de antemano nos indiques lo siguiente:<text:line-break/>1. ¿Cuál es tu nivel actual de conocimiento de los puntos que se indican arriba? Ej. ¿sabes lo que es gnu/linux? ¿lo has usado alguna vez? ¿sueles usar algún software libre a día de hoy?<text:line-break/>2. Además de lo indicado ¿tienes interés en alguna otra cuestión relacionada? Quizás algún uso específico para tu área de conocimiento, o para algo personal. De este modo, podemos prepararlo antes y explicártelo, o si no da tiempo orientarte para que encuentres las respuestas. Si ahora no se te ocurre nada, también puedes hacer propuestas durante el curso.<text:line-break/>3. Si te parece, indícanos la carrera de la que procedes, para que a la hora de poner ejemplos nos adaptemos mejor a tu realidad.<text:line-break/>4. Si tienes portátil y quieres instalar en él kubuntu, puedes traerlo al curso. En este caso dínoslo, para calcular el número de CD/DVD/USB de instalación necesarios.<text:line-break/>Puedes mandar tus respuestas a <text:a xlink:type="simple" xlink:href="mailto:josedaniel.gutierrez@ehu.es" office:target-frame-name="_blank" xlink:show="new">josedaniel.gutierrez@ehu.es</text:a><text:line-break/><text:line-break/>     Laister arte eta agur bero bat. Dani Gutiérrez y Digna Gonzál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1T09:10:53</meta:creation-date>
    <dc:date>2009-06-14T21:03:29</dc:date>
    <meta:editing-duration>PT00H06M47S</meta:editing-duration>
    <meta:editing-cycles>2</meta:editing-cycles>
    <meta:generator>OpenOffice.org/3.0$Unix OpenOffice.org_project/300m15$Build-9379</meta:generator>
    <meta:document-statistic meta:table-count="0" meta:image-count="0" meta:object-count="0" meta:page-count="1" meta:paragraph-count="2" meta:word-count="419" meta:character-count="2598"/>
  </office:meta>
</office:document-meta>
</file>